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dad" officeooo:paragraph-rsid="00055da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5dad" officeooo:paragraph-rsid="00055da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992d" officeooo:paragraph-rsid="0009992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2a24" officeooo:paragraph-rsid="000a2a24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55dad" officeooo:paragraph-rsid="00055dad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9992d" officeooo:paragraph-rsid="0009992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a2a24" officeooo:paragraph-rsid="000a2a24" style:font-weight-asian="normal" style:font-weight-complex="normal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055dad" officeooo:paragraph-rsid="00055dad" style:font-weight-asian="bold" style:font-weight-complex="bold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Preformatted_20_Text">
      <style:text-properties style:text-underline-style="solid" style:text-underline-width="auto" style:text-underline-color="font-color" fo:font-weight="bold" officeooo:rsid="00055dad" officeooo:paragraph-rsid="00055dad" style:font-weight-asian="bold" style:font-weight-complex="bold"/>
    </style:style>
    <style:style style:name="P11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242729" style:font-name="Consolas" fo:font-size="9.75pt" fo:letter-spacing="normal" fo:font-style="normal" style:text-underline-style="solid" style:text-underline-width="auto" style:text-underline-color="font-color" fo:font-weight="normal" officeooo:rsid="00055dad" fo:background-color="#eff0f1" loext:char-shading-value="0" style:font-weight-asian="bold" style:font-weight-complex="bold" loext:padding="0cm" loext:border="none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officeooo:rsid="0009992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ource_20_Text"><text:span text:style-name="T1"/></text:span></text:p>
      <text:p text:style-name="P10"><text:span text:style-name="Source_20_Text"><text:span text:style-name="T4">body {</text:span></text:span></text:p>
      <text:p text:style-name="P11"><text:span text:style-name="Source_20_Text"><text:span text:style-name="T6"><text:s text:c="4"/></text:span></text:span><text:span text:style-name="Source_20_Text"><text:span text:style-name="T4">font-size:</text:span></text:span><text:span text:style-name="Source_20_Text"><text:span text:style-name="T5"> </text:span></text:span><text:span text:style-name="Source_20_Text"><text:span text:style-name="T7">62.5</text:span></text:span><text:span text:style-name="Source_20_Text"><text:span text:style-name="T4">%;</text:span></text:span></text:p>
      <text:p text:style-name="Text_20_body"><text:line-break/></text:p>
      <text:p text:style-name="P8"><text:span text:style-name="Source_20_Text"><text:span text:style-name="T1">1.0em</text:span></text:span><text:span text:style-name="T3"> = </text:span><text:span text:style-name="Source_20_Text"><text:span text:style-name="T1">10px</text:span></text:span></text:p>
      <text:list xml:id="list799780577" text:style-name="L1">
        <text:list-item>
          <text:p text:style-name="P9"><text:span text:style-name="Source_20_Text"><text:span text:style-name="T1">1.4em</text:span></text:span><text:span text:style-name="T3"> = </text:span><text:span text:style-name="Source_20_Text"><text:span text:style-name="T1">14px</text:span></text:span></text:p>
        </text:list-item>
        <text:list-item>
          <text:p text:style-name="P9"><text:span text:style-name="Source_20_Text"><text:span text:style-name="T1">1.8em</text:span></text:span><text:span text:style-name="T3"> = </text:span><text:span text:style-name="Source_20_Text"><text:span text:style-name="T1">18px</text:span></text:span></text:p>
        </text:list-item>
        <text:list-item>
          <text:p text:style-name="P9"><text:span text:style-name="Source_20_Text"><text:span text:style-name="T1">2.2em</text:span></text:span><text:span text:style-name="T3"> = </text:span><text:span text:style-name="Source_20_Text"><text:span text:style-name="T1">22px</text:span></text:span></text:p>
        </text:list-item>
      </text:list>
      <text:p text:style-name="P2"/>
      <text:p text:style-name="P2"/>
      <text:p text:style-name="P2"/>
      <text:p text:style-name="P2"/>
      <text:p text:style-name="P2">Headline</text:p>
      <text:p text:style-name="P1"/>
      <text:p text:style-name="P1">Helvetica Bold 28px – <text:span text:style-name="T8">2.8</text:span>em;</text:p>
      <text:p text:style-name="P1"/>
      <text:p text:style-name="P2">Header &amp; Button</text:p>
      <text:p text:style-name="P1"/>
      <text:p text:style-name="P1">Bold 24px <text:s/>- <text:s/><text:span text:style-name="T8">2.4</text:span>em</text:p>
      <text:p text:style-name="P1"/>
      <text:p text:style-name="P2">Body</text:p>
      <text:p text:style-name="P2"/>
      <text:p text:style-name="P5">Regular 18p<text:span text:style-name="T8">x</text:span> - <text:s/>1.<text:span text:style-name="T8">8</text:span>em </text:p>
      <text:p text:style-name="P5"/>
      <text:p text:style-name="P2">Secondary Body</text:p>
      <text:p text:style-name="P2"/>
      <text:p text:style-name="P5">Regular 16p<text:span text:style-name="T8">x</text:span> - <text:s/><text:span text:style-name="T8">1.6em</text:span></text:p>
      <text:p text:style-name="P5"/>
      <text:p text:style-name="P3">Secondary Header</text:p>
      <text:p text:style-name="P3"/>
      <text:p text:style-name="P6">Bold 18px – 1.8em</text:p>
      <text:p text:style-name="P6"/>
      <text:p text:style-name="P4">Breadcrump</text:p>
      <text:p text:style-name="P4"/>
      <text:p text:style-name="P7">Bold 14px – 1.4em</text:p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47:28.511078966</meta:creation-date>
    <dc:date>2018-08-15T12:27:48.426380549</dc:date>
    <meta:editing-duration>PT9M39S</meta:editing-duration>
    <meta:editing-cycles>1</meta:editing-cycles>
    <meta:document-statistic meta:table-count="0" meta:image-count="0" meta:object-count="0" meta:page-count="1" meta:paragraph-count="19" meta:word-count="51" meta:character-count="270" meta:non-whitespace-character-count="227"/>
    <meta:generator>LibreOffice/6.0.3.2$Linux_X86_64 LibreOffice_project/00m0$Build-2</meta:generator>
  </office:meta>
</office:document-meta>
</file>